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6.478in"/>
    </style:style>
    <style:style style:name="co4" style:family="table-column">
      <style:table-column-properties fo:break-before="auto" style:column-width="1.302in"/>
    </style:style>
    <style:style style:name="ro1" style:family="table-row">
      <style:table-row-properties style:row-height="0.1984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118"/>
    <style:style style:name="ce2" style:family="table-cell" style:parent-style-name="Default" style:data-style-name="N60"/>
    <style:style style:name="ce3" style:family="table-cell" style:parent-style-name="Default" style:data-style-name="N119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5" table:default-cell-style-name="Default"/>
        <table:table-row table:style-name="ro2">
          <table:table-cell office:value-type="string">
            <text:p>Experiment</text:p>
          </table:table-cell>
          <table:table-cell office:value-type="string">
            <text:p>CPU</text:p>
          </table:table-cell>
          <table:table-cell office:value-type="string">
            <text:p>GPU</text:p>
          </table:table-cell>
          <table:table-cell office:value-type="string">
            <text:p>CPU GFLOPS</text:p>
          </table:table-cell>
          <table:table-cell office:value-type="string">
            <text:p>GPU GFLOPS</text:p>
          </table:table-cell>
          <table:table-cell/>
          <table:table-cell office:value-type="string">
            <text:p>nnz</text:p>
          </table:table-cell>
          <table:table-cell office:value-type="string">
            <text:p>flops</text:p>
          </table:table-cell>
          <table:table-cell/>
        </table:table-row>
        <table:table-row table:style-name="ro2">
          <table:table-cell office:value-type="string">
            <text:p>Matrix straight, but not padded, offsets &amp; vector in global memory</text:p>
          </table:table-cell>
          <table:table-cell office:value-type="float" office:value="24.711">
            <text:p>24.71</text:p>
          </table:table-cell>
          <table:table-cell office:value-type="float" office:value="1.936">
            <text:p>1.94</text:p>
          </table:table-cell>
          <table:table-cell table:style-name="ce1" table:formula="of:=[.$H$2]/([.B2]*1000000)" office:value-type="float" office:value="1.00095253126138">
            <text:p>1.0010</text:p>
          </table:table-cell>
          <table:table-cell table:style-name="ce1" table:formula="of:=[.$H$2]/([.C2]*1000000)" office:value-type="float" office:value="12.776104338843">
            <text:p>12.7761</text:p>
          </table:table-cell>
          <table:table-cell/>
          <table:table-cell table:formula="of:=12367269" office:value-type="float" office:value="12367269">
            <text:p>12367269</text:p>
          </table:table-cell>
          <table:table-cell table:formula="of:=[.G2]*2" office:value-type="float" office:value="24734538">
            <text:p>24734538</text:p>
          </table:table-cell>
          <table:table-cell/>
        </table:table-row>
        <table:table-row table:style-name="ro2">
          <table:table-cell office:value-type="string">
            <text:p>Matrix straight, padded, offsets and vector in global memory</text:p>
          </table:table-cell>
          <table:table-cell office:value-type="float" office:value="17.578">
            <text:p>17.58</text:p>
          </table:table-cell>
          <table:table-cell office:value-type="float" office:value="1.762">
            <text:p>1.76</text:p>
          </table:table-cell>
          <table:table-cell table:style-name="ce1" table:formula="of:=[.$H$2]/([.B3]*1000000)" office:value-type="float" office:value="1.40713039026055">
            <text:p>1.4071</text:p>
          </table:table-cell>
          <table:table-cell table:style-name="ce1" table:formula="of:=[.$H$2]/([.C3]*1000000)" office:value-type="float" office:value="14.03776276958">
            <text:p>14.0378</text:p>
          </table:table-cell>
          <table:table-cell table:number-columns-repeated="4"/>
        </table:table-row>
        <table:table-row table:style-name="ro2">
          <table:table-cell office:value-type="string">
            <text:p>Matrix straight, padded, constant offsets, vector in global memory</text:p>
          </table:table-cell>
          <table:table-cell office:value-type="float" office:value="16.96">
            <text:p>16.96</text:p>
          </table:table-cell>
          <table:table-cell office:value-type="float" office:value="1.75">
            <text:p>1.75</text:p>
          </table:table-cell>
          <table:table-cell table:style-name="ce1" table:formula="of:=[.$H$2]/([.B4]*1000000)" office:value-type="float" office:value="1.45840436320755">
            <text:p>1.4584</text:p>
          </table:table-cell>
          <table:table-cell table:style-name="ce1" table:formula="of:=[.$H$2]/([.C4]*1000000)" office:value-type="float" office:value="14.1340217142857">
            <text:p>14.1340</text:p>
          </table:table-cell>
          <table:table-cell table:number-columns-repeated="4"/>
        </table:table-row>
        <table:table-row table:style-name="ro2">
          <table:table-cell office:value-type="string">
            <text:p>Matrix straight, padded, constant offsets, vector in global memory, vectorized</text:p>
          </table:table-cell>
          <table:table-cell office:value-type="float" office:value="13.33">
            <text:p>13.33</text:p>
          </table:table-cell>
          <table:table-cell office:value-type="float" office:value="1.48">
            <text:p>1.48</text:p>
          </table:table-cell>
          <table:table-cell table:style-name="ce1" table:formula="of:=[.$H$2]/([.B5]*1000000)" office:value-type="float" office:value="1.85555423855964">
            <text:p>1.8556</text:p>
          </table:table-cell>
          <table:table-cell table:style-name="ce1" table:formula="of:=[.$H$2]/([.C5]*1000000)" office:value-type="float" office:value="16.7125256756757">
            <text:p>16.7125</text:p>
          </table:table-cell>
          <table:table-cell table:number-columns-repeated="4"/>
        </table:table-row>
        <table:table-row table:style-name="ro2">
          <table:table-cell office:value-type="string">
            <text:p>Matrix straight, padded, constant offsets, vector in global memory, unrolled 5x (max perf)</text:p>
          </table:table-cell>
          <table:table-cell/>
          <table:table-cell office:value-type="float" office:value="1.73936">
            <text:p>1.74</text:p>
          </table:table-cell>
          <table:table-cell/>
          <table:table-cell table:style-name="ce1" table:formula="of:=[.$H$2]/([.C6]*1000000)" office:value-type="float" office:value="14.2204822463435">
            <text:p>14.2205</text:p>
          </table:table-cell>
          <table:table-cell table:number-columns-repeated="4"/>
        </table:table-row>
        <table:table-row table:style-name="ro2" table:number-rows-repeated="3">
          <table:table-cell table:number-columns-repeated="9"/>
        </table:table-row>
        <table:table-row table:style-name="ro2">
          <table:table-cell table:number-columns-repeated="5"/>
          <table:table-cell office:value-type="string">
            <text:p>transfer req</text:p>
          </table:table-cell>
          <table:table-cell table:formula="of:=[.$G$2]*4" office:value-type="float" office:value="49469076">
            <text:p>49469076</text:p>
          </table:table-cell>
          <table:table-cell table:formula="of:=[.$G$2]*4" office:value-type="float" office:value="49469076">
            <text:p>49469076</text:p>
          </table:table-cell>
          <table:table-cell table:formula="of:=[.$G$2]*4" office:value-type="float" office:value="49469076">
            <text:p>49469076</text:p>
          </table:table-cell>
        </table:table-row>
        <table:table-row table:style-name="ro2">
          <table:table-cell table:number-columns-repeated="5"/>
          <table:table-cell office:value-type="string">
            <text:p>bandwidth</text:p>
          </table:table-cell>
          <table:table-cell table:style-name="ce2" office:value-type="float" office:value="153600000000">
            <text:p>1.54E+011</text:p>
          </table:table-cell>
          <table:table-cell table:style-name="ce2" office:value-type="float" office:value="9300000000">
            <text:p>9.30E+009</text:p>
          </table:table-cell>
          <table:table-cell table:style-name="ce2" office:value-type="float" office:value="140000000000">
            <text:p>1.40E+011</text:p>
          </table:table-cell>
        </table:table-row>
        <table:table-row table:style-name="ro2">
          <table:table-cell table:number-columns-repeated="5"/>
          <table:table-cell office:value-type="string">
            <text:p>time</text:p>
          </table:table-cell>
          <table:table-cell table:style-name="ce3" table:formula="of:=[.G10]/[.G11]" office:value-type="float" office:value="0.000322064296875">
            <text:p>0.0003221</text:p>
          </table:table-cell>
          <table:table-cell table:style-name="ce3" table:formula="of:=[.H10]/[.H11]" office:value-type="float" office:value="0.00531925548387097">
            <text:p>0.0053193</text:p>
          </table:table-cell>
          <table:table-cell table:style-name="ce3" table:formula="of:=[.I10]/[.I11]" office:value-type="float" office:value="0.000353350542857143">
            <text:p>0.0003534</text:p>
          </table:table-cell>
        </table:table-row>
        <table:table-row table:style-name="ro2">
          <table:table-cell table:number-columns-repeated="5"/>
          <table:table-cell office:value-type="string">
            <text:p>gflops</text:p>
          </table:table-cell>
          <table:table-cell table:formula="of:=[.$H$2]/([.G12]*1000000000)" office:value-type="float" office:value="76.8">
            <text:p>76.8</text:p>
          </table:table-cell>
          <table:table-cell table:formula="of:=[.$H$2]/([.H12]*1000000000)" office:value-type="float" office:value="4.65">
            <text:p>4.65</text:p>
          </table:table-cell>
          <table:table-cell table:formula="of:=[.$H$2]/([.I12]*1000000000)" office:value-type="float" office:value="70">
            <text:p>70</text:p>
          </table:table-cell>
        </table:table-row>
      </table:table>
      <table:table table:name="stream" table:style-name="ta1" table:print="false">
        <table:table-column table:style-name="co2" table:default-cell-style-name="Default"/>
        <table:table-row table:style-name="ro1">
          <table:table-cell office:value-type="string">
            <text:p>CPU:</text:p>
          </table:table-cell>
        </table:table-row>
        <table:table-row table:style-name="ro1">
          <table:table-cell office:value-type="string">
            <text:p>6.8 GB/s</text:p>
          </table:table-cell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scientific-number number:decimal-places="4" number:min-integer-digits="2" number:min-exponent-digits="3"/>
    </number:number-style>
    <number:number-style style:name="N118">
      <number:number number:decimal-places="4" number:min-integer-digits="1"/>
    </number:number-style>
    <number:number-style style:name="N119">
      <number:number number:decimal-places="7" number:min-integer-digits="1" number:grouping="true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01">03/01/2010</text:date>, <text:time>18:13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2-25T12:12:56</meta:creation-date>
    <meta:generator>OpenOffice.org/3.2$Win32 OpenOffice.org_project/320m12$Build-9483</meta:generator>
    <dc:date>2010-03-01T18:13:17.58</dc:date>
    <meta:editing-duration>PT19H41M06S</meta:editing-duration>
    <meta:editing-cycles>6</meta:editing-cycles>
    <dc:creator>Bryan Catanzaro</dc:creator>
    <meta:document-statistic meta:table-count="3" meta:cell-count="50" meta:object-count="0"/>
    <meta:user-defined meta:name="Info 1"/>
    <meta:user-defined meta:name="Info 2"/>
    <meta:user-defined meta:name="Info 3"/>
    <meta:user-defined meta:name="Info 4"/>
  </office:meta>
</office:document-meta>
</file>